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3.177cm" fo:min-width="3.564cm" fo:padding-top="0.254cm"/>
    </style:style>
    <style:style style:name="gr2" style:family="graphic" style:parent-style-name="standard">
      <style:graphic-properties draw:textarea-horizontal-align="left" draw:textarea-vertical-align="top" draw:auto-grow-height="false" fo:min-height="0.637cm" fo:min-width="1.532cm" fo:padding-top="0.254cm"/>
    </style:style>
    <style:style style:name="gr3" style:family="graphic" style:parent-style-name="standard">
      <style:graphic-properties draw:textarea-horizontal-align="left" draw:textarea-vertical-align="top" draw:auto-grow-height="false" fo:min-height="1.018cm" fo:min-width="3.404cm" fo:padding-top="0.254cm" fo:padding-left="0.254cm" fo:padding-right="0.406cm"/>
    </style:style>
    <style:style style:name="gr4" style:family="graphic" style:parent-style-name="standard">
      <style:graphic-properties draw:stroke="dash" draw:stroke-dash="Dashed_20__28_var_29_" draw:textarea-horizontal-align="justify" draw:textarea-vertical-align="middle" draw:auto-grow-height="false" fo:min-height="7.37cm" fo:min-width="11.184cm"/>
    </style:style>
    <style:style style:name="gr5" style:family="graphic" style:parent-style-name="standard">
      <style:graphic-properties draw:textarea-horizontal-align="left" draw:textarea-vertical-align="top" draw:auto-grow-height="false" fo:min-height="2.896cm" fo:min-width="4.961cm" fo:padding-top="0.254cm"/>
    </style:style>
    <style:style style:name="gr6" style:family="graphic" style:parent-style-name="standard">
      <style:graphic-properties draw:textarea-horizontal-align="left" draw:textarea-vertical-align="top" draw:auto-grow-height="false" fo:min-height="2.906cm" fo:min-width="4.961cm" fo:padding-top="0.254cm"/>
    </style:style>
    <style:style style:name="gr7" style:family="graphic" style:parent-style-name="standard">
      <style:graphic-properties draw:textarea-horizontal-align="left" draw:textarea-vertical-align="top" draw:auto-grow-height="false" fo:min-height="2.923cm" fo:min-width="3.564cm" fo:padding-top="0.254cm"/>
    </style:style>
    <style:style style:name="gr8" style:family="graphic" style:parent-style-name="standard">
      <style:graphic-properties draw:textarea-horizontal-align="left" draw:textarea-vertical-align="top" draw:auto-grow-height="false" fo:min-height="2.923cm" fo:min-width="4.961cm" fo:padding-top="0.254cm"/>
    </style:style>
    <style:style style:name="gr9" style:family="graphic" style:parent-style-name="standard">
      <style:graphic-properties draw:fill-color="#dddddd" draw:opacity="100%" draw:textarea-horizontal-align="justify" draw:textarea-vertical-align="middle" draw:auto-grow-height="false" fo:min-height="0.151cm" fo:min-width="1.339cm" draw:shadow-opacity="100%"/>
    </style:style>
    <style:style style:name="gr10" style:family="graphic" style:parent-style-name="standard">
      <style:graphic-properties draw:fill-color="#666666" draw:opacity="100%" draw:textarea-horizontal-align="justify" draw:textarea-vertical-align="middle" draw:auto-grow-height="false" fo:min-height="0.672cm" fo:min-width="0cm" draw:shadow-opacity="100%"/>
    </style:style>
    <style:style style:name="gr11" style:family="graphic" style:parent-style-name="standard">
      <style:graphic-properties draw:fill-color="#999999" draw:opacity="100%" draw:textarea-horizontal-align="justify" draw:textarea-vertical-align="middle" draw:auto-grow-height="false" fo:min-height="0cm" fo:min-width="0cm" draw:shadow-opacity="100%"/>
    </style:style>
    <style:style style:name="gr12" style:family="graphic" style:parent-style-name="standard">
      <style:graphic-properties draw:fill-color="#808080" draw:opacity="100%" draw:textarea-horizontal-align="justify" draw:textarea-vertical-align="middle" draw:auto-grow-height="false" fo:min-height="0.764cm" fo:min-width="0cm" draw:shadow-opacity="100%"/>
    </style:style>
    <style:style style:name="gr13" style:family="graphic" style:parent-style-name="standard">
      <style:graphic-properties draw:stroke="none" draw:fill-color="#999999" draw:opacity="100%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 fo:min-height="0.151cm" fo:min-width="1.339cm"/>
    </style:style>
    <style:style style:name="gr15" style:family="graphic" style:parent-style-name="standard">
      <style:graphic-properties draw:fill-color="#c5000b" draw:opacity="100%" draw:textarea-horizontal-align="justify" draw:textarea-vertical-align="middle" draw:auto-grow-height="false" fo:min-height="0.672cm" fo:min-width="0cm" draw:shadow-opacity="100%"/>
    </style:style>
    <style:style style:name="gr16" style:family="graphic" style:parent-style-name="standard">
      <style:graphic-properties draw:fill-color="#6666ff" draw:opacity="100%" draw:textarea-horizontal-align="justify" draw:textarea-vertical-align="middle" draw:auto-grow-height="false" fo:min-height="0cm" fo:min-width="0cm" draw:shadow-opacity="100%"/>
    </style:style>
    <style:style style:name="gr17" style:family="graphic" style:parent-style-name="standard">
      <style:graphic-properties draw:fill-color="#99ff66" draw:opacity="100%" draw:textarea-horizontal-align="justify" draw:textarea-vertical-align="middle" draw:auto-grow-height="false" fo:min-height="0.764cm" fo:min-width="0cm" draw:shadow-opacity="100%"/>
    </style:style>
    <style:style style:name="gr18" style:family="graphic" style:parent-style-name="standard">
      <style:graphic-properties draw:stroke="none" draw:fill-color="#6666ff" draw:opacity="100%" draw:shadow-opacity="100%"/>
    </style:style>
    <style:style style:name="gr19" style:family="graphic" style:parent-style-name="standard">
      <style:graphic-properties draw:fill-color="#000000" draw:opacity="100%" draw:textarea-vertical-align="middle" draw:auto-grow-height="false" fo:min-height="0.072cm" fo:min-width="0cm" draw:shadow-opacity="100%"/>
    </style:style>
    <style:style style:name="gr20" style:family="graphic" style:parent-style-name="standard">
      <style:graphic-properties draw:fill-color="#ffffff" draw:opacity="100%" draw:textarea-vertical-align="middle" draw:auto-grow-height="false" fo:min-height="0.072cm" fo:min-width="0cm" draw:shadow-opacity="100%"/>
    </style:style>
    <style:style style:name="gr21" style:family="graphic" style:parent-style-name="objectwithoutfill">
      <style:graphic-properties svg:stroke-width="0.051cm" draw:marker-start-width="0.356cm" draw:marker-end="Arrow" draw:marker-end-width="0.127cm" draw:fill="none" fo:padding-top="0.151cm" fo:padding-bottom="0.151cm" fo:padding-left="0.276cm" fo:padding-right="0.276cm"/>
    </style:style>
    <style:style style:name="gr22" style:family="graphic" style:parent-style-name="objectwithoutfill">
      <style:graphic-properties draw:fill="none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100%"/>
      <style:paragraph-properties fo:text-align="center"/>
    </style:style>
    <style:style style:name="P3" style:family="paragraph">
      <loext:graphic-properties draw:fill-color="#666666" draw:opacity="100%"/>
      <style:paragraph-properties fo:text-align="center"/>
    </style:style>
    <style:style style:name="P4" style:family="paragraph">
      <loext:graphic-properties draw:fill-color="#999999" draw:opacity="100%"/>
      <style:paragraph-properties fo:text-align="center"/>
    </style:style>
    <style:style style:name="P5" style:family="paragraph">
      <loext:graphic-properties draw:fill-color="#808080" draw:opacity="100%"/>
      <style:paragraph-properties fo:text-align="center"/>
    </style:style>
    <style:style style:name="P6" style:family="paragraph">
      <loext:graphic-properties draw:fill-color="#c5000b" draw:opacity="100%"/>
      <style:paragraph-properties fo:text-align="center"/>
    </style:style>
    <style:style style:name="P7" style:family="paragraph">
      <loext:graphic-properties draw:fill-color="#6666ff" draw:opacity="100%"/>
      <style:paragraph-properties fo:text-align="center"/>
    </style:style>
    <style:style style:name="P8" style:family="paragraph">
      <loext:graphic-properties draw:fill-color="#99ff66" draw:opacity="100%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556cm" svg:x="2.524cm" svg:y="11.795cm">
          <text:p text:style-name="P1">EER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1.016cm" svg:x="2.778cm" svg:y="12.811cm">
          <text:p text:style-name="P1">Reg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064cm" svg:height="1.397cm" svg:x="2.524cm" svg:y="15.351cm">
          <text:p text:style-name="P1">ROS-N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1.684cm" svg:height="7.62cm" svg:x="2.27cm" svg:y="15.3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461cm" svg:height="3.275cm" svg:x="8.112cm" svg:y="11.822cm">
          <text:p text:style-name="P1">Hardware: realer Robo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461cm" svg:height="3.285cm" svg:x="8.112cm" svg:y="15.605cm">
          <text:p text:style-name="P1">Gazebo: simulierter Roboter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4.064cm" svg:height="3.302cm" svg:x="2.651cm" svg:y="19.288cm">
          <text:p text:style-name="P1">rq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461cm" svg:height="3.302cm" svg:x="8.112cm" svg:y="19.288cm">
          <text:p text:style-name="P1">RViz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9" draw:text-style-name="P2" draw:layer="layout" svg:width="2.921cm" svg:height="0.635cm" svg:x="9.255cm" svg:y="14.08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381cm" svg:height="1.016cm" svg:x="10.525cm" svg:y="13.446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1" draw:text-style-name="P4" draw:layer="layout" svg:width="0.312cm" svg:height="0.534cm" draw:transform="skewX (-0.00157079632679491) rotate (2.34083559277479) translate (10.65cm 13.728cm)">
            <text:p/>
            <draw:enhanced-geometry svg:viewBox="0 0 88 21600" draw:glue-points="44 ?f6 44 0 0 10800 44 21600 88 10800" draw:text-areas="0 ?f6 88 ?f3" draw:mirror-horizontal="false" draw:mirror-vertical="false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5" draw:layer="layout" svg:width="0.287cm" svg:height="1.014cm" draw:transform="skewX (0.0492182849062401) rotate (1.52908295767223) translate (10.798cm 13.573cm)">
            <text:p/>
  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tru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ellipse draw:style-name="gr13" draw:text-style-name="P4" draw:layer="layout" svg:width="0.273cm" svg:height="0.287cm" draw:transform="skewX (-0.0556760031386191) rotate (-0.165806278939461) translate (10.594cm 13.298cm)" draw:kind="cut" draw:start-angle="313.91" draw:end-angle="79.98">
            <text:p text:style-name="P1"><text:s text:c="11"/></text:p>
          </draw:ellipse>
        </draw:g>
        <draw:g>
          <draw:custom-shape draw:style-name="gr14" draw:text-style-name="P1" draw:layer="layout" svg:width="2.921cm" svg:height="0.635cm" svg:x="9.355cm" svg:y="17.92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6" draw:layer="layout" svg:width="0.381cm" svg:height="1.016cm" svg:x="10.625cm" svg:y="17.28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7" draw:layer="layout" svg:width="0.312cm" svg:height="0.534cm" draw:transform="skewX (-0.00191986217719371) rotate (2.34083559277479) translate (10.75cm 17.571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0.287cm" svg:height="1.014cm" draw:transform="skewX (-0.0492182849062401) rotate (1.52908295767223) translate (10.896cm 17.316cm)">
            <text:p/>
  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ellipse draw:style-name="gr18" draw:text-style-name="P7" draw:layer="layout" svg:width="0.273cm" svg:height="0.287cm" draw:transform="skewX (-0.0556760031386191) rotate (-0.165806278939461) translate (10.694cm 17.141cm)" draw:kind="cut" draw:start-angle="313.91" draw:end-angle="79.98">
            <text:p text:style-name="P1"><text:s text:c="11"/></text:p>
          </draw:ellipse>
          <draw:g>
            <draw:custom-shape draw:style-name="gr19" draw:text-style-name="P9" draw:layer="layout" svg:width="0.324cm" svg:height="0.322cm" svg:x="10.653cm" svg:y="17.64cm">
              <text:p/>
              <draw:enhanced-geometry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9" draw:text-style-name="P9" draw:layer="layout" svg:width="0.325cm" svg:height="0.322cm" svg:x="10.651cm" svg:y="17.641cm">
              <text:p/>
              <draw:enhanced-geometry draw:mirror-vertical="tru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5cm" svg:height="0.322cm" svg:x="10.654cm" svg:y="17.641cm">
              <text:p/>
              <draw:enhanced-geometry draw:mirror-vertical="true" draw:mirror-horizontal="fals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4cm" svg:height="0.322cm" svg:x="10.656cm" svg:y="17.641cm">
              <text:p/>
              <draw:enhanced-geometry draw:mirror-vertical="fals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custom-shape draw:style-name="gr19" draw:text-style-name="P9" draw:layer="layout" svg:width="0.324cm" svg:height="0.322cm" svg:x="11.224cm" svg:y="17.062cm">
              <text:p/>
              <draw:enhanced-geometry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9" draw:text-style-name="P9" draw:layer="layout" svg:width="0.325cm" svg:height="0.322cm" svg:x="11.222cm" svg:y="17.063cm">
              <text:p/>
              <draw:enhanced-geometry draw:mirror-vertical="tru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5cm" svg:height="0.322cm" svg:x="11.225cm" svg:y="17.063cm">
              <text:p/>
              <draw:enhanced-geometry draw:mirror-vertical="true" draw:mirror-horizontal="fals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4cm" svg:height="0.322cm" svg:x="11.227cm" svg:y="17.063cm">
              <text:p/>
              <draw:enhanced-geometry draw:mirror-vertical="fals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</draw:g>
        <draw:g>
          <draw:custom-shape draw:style-name="gr14" draw:text-style-name="P1" draw:layer="layout" svg:width="2.921cm" svg:height="0.635cm" svg:x="9.255cm" svg:y="21.3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6" draw:layer="layout" svg:width="0.381cm" svg:height="1.016cm" svg:x="10.525cm" svg:y="20.74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7" draw:layer="layout" svg:width="0.312cm" svg:height="0.534cm" draw:transform="skewX (-0.00191986217719371) rotate (2.34083559277479) translate (10.65cm 21.027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0.287cm" svg:height="1.014cm" draw:transform="skewX (-0.0492182849062401) rotate (1.52908295767223) translate (10.796cm 20.772cm)">
            <text:p/>
  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ellipse draw:style-name="gr18" draw:text-style-name="P7" draw:layer="layout" svg:width="0.273cm" svg:height="0.287cm" draw:transform="skewX (-0.0556760031386191) rotate (-0.165806278939461) translate (10.594cm 20.597cm)" draw:kind="cut" draw:start-angle="313.91" draw:end-angle="79.98">
            <text:p text:style-name="P1"><text:s text:c="11"/></text:p>
          </draw:ellipse>
        </draw:g>
        <draw:g>
          <draw:line draw:style-name="gr21" draw:text-style-name="P11" draw:layer="layout" svg:x1="3.286cm" svg:y1="22.082cm" svg:x2="6.08cm" svg:y2="22.082cm">
            <text:p/>
          </draw:line>
          <draw:line draw:style-name="gr21" draw:text-style-name="P11" draw:layer="layout" svg:x1="3.291cm" svg:y1="22.1cm" svg:x2="3.304cm" svg:y2="20.431cm">
            <text:p/>
          </draw:line>
          <draw:path draw:style-name="gr22" draw:text-style-name="P11" draw:layer="layout" svg:width="2.043cm" svg:height="2.087cm" draw:transform="skewX (0.14172073526194) rotate (1.355597230024) translate (3.304cm 22.082cm)" svg:viewBox="0 0 2044 2088" svg:d="M0 0c1505 0 2044 2088 2044 208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2cm" draw:marker-start-center="false" draw:marker-end-width="0.2cm" draw:marker-end-center="false" draw:fill="solid" draw:fill-color="#729fcf" draw:opacity="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9:15:04.580516297</meta:creation-date>
    <dc:date>2017-08-24T20:45:32.243897077</dc:date>
    <meta:editing-duration>PT17M6S</meta:editing-duration>
    <meta:editing-cycles>2</meta:editing-cycles>
    <meta:generator>LibreOffice/5.1.6.2$Linux_X86_64 LibreOffice_project/10m0$Build-2</meta:generator>
    <meta:document-statistic meta:object-count="40"/>
  </office:meta>
</office:document-meta>
</file>